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enientStubber.when( T methodC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enientStubber.do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enientStubber.doAnswer( Answer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enientStubber.doReturn( Object toBeReturned , Object ... nextToBeRetur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enientStubber.doThrow( Class &lt; ? extends Throwable &gt; 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enientStubber.stub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enientStubber.doReturn( Object toBeRetur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enientStubber.doThrow( Class &lt; ? extends Throwable &gt; toBeThrown , Class &lt; ? extends Throwable &gt; ... next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enientStubber.doCall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enientStubber.doThrow( Throwable ... 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